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5in" style:rel-column-width="14688*"/>
    </style:style>
    <style:style style:name="Table1.B" style:family="table-column">
      <style:table-column-properties style:column-width="5.1924in" style:rel-column-width="5084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none" fo:border-right="0.0007in solid #000000" fo:border-top="none" fo:border-bottom="0.0007in solid #000000"/>
    </style:style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3.5313in" style:rel-column-width="5085*"/>
    </style:style>
    <style:style style:name="Table3.B" style:family="table-column">
      <style:table-column-properties style:column-width="3.1611in" style:rel-column-width="4552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3.5417in" style:rel-column-width="5100*"/>
    </style:style>
    <style:style style:name="Table2.B" style:family="table-column">
      <style:table-column-properties style:column-width="3.1507in" style:rel-column-width="453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24in" table:align="margins"/>
    </style:style>
    <style:style style:name="Table4.A" style:family="table-column">
      <style:table-column-properties style:column-width="3.3458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24in" table:align="margins"/>
    </style:style>
    <style:style style:name="Table5.A" style:family="table-column">
      <style:table-column-properties style:column-width="3.3458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 style:master-page-name="">
      <style:paragraph-properties style:page-number="auto" fo:break-before="page" style:writing-mode="lr-tb"/>
    </style:style>
    <style:style style:name="P2" style:family="paragraph" style:parent-style-name="Text_20_body">
      <style:text-properties fo:font-style="italic" style:font-style-asian="italic" style:font-style-complex="italic"/>
    </style:style>
    <style:style style:name="P3" style:family="paragraph" style:parent-style-name="Text_20_body">
      <style:text-properties fo:font-style="normal" style:font-style-asian="normal" style:font-style-complex="normal"/>
    </style:style>
    <style:style style:name="P4" style:family="paragraph" style:parent-style-name="Title" style:master-page-name="">
      <style:paragraph-properties fo:margin-top="0in" fo:margin-bottom="0.0799in" style:page-number="auto"/>
    </style:style>
    <style:style style:name="P5" style:family="paragraph" style:parent-style-name="Text_20_body">
      <style:paragraph-properties fo:keep-with-next="always"/>
    </style:style>
    <style:style style:name="P6" style:family="paragraph" style:parent-style-name="Table_20_Contents">
      <style:text-properties fo:font-style="italic" style:font-style-asian="italic" style:font-style-complex="italic"/>
    </style:style>
    <style:style style:name="P7" style:family="paragraph" style:parent-style-name="Text_20_body">
      <style:paragraph-properties style:writing-mode="lr-tb"/>
    </style:style>
    <style:style style:name="P8" style:family="paragraph" style:parent-style-name="Text_20_body" style:list-style-name="L1">
      <style:paragraph-properties style:writing-mode="lr-tb"/>
      <style:text-properties fo:font-style="normal" style:font-style-asian="normal" style:font-style-complex="normal"/>
    </style:style>
    <style:style style:name="P9" style:family="paragraph" style:parent-style-name="Text_20_body" style:list-style-name="L1">
      <style:paragraph-properties style:writing-mode="lr-t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avid A. Wheeler’s Inform 7 Cheat Sheet</text:p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Kind</text:p>
          </table:table-cell>
          <table:table-cell table:style-name="Table1.B1" office:value-type="string">
            <text:p text:style-name="Table_20_Heading">Properties (defaults underlined) &amp; Notes</text:p>
          </table:table-cell>
        </table:table-row>
        <table:table-row>
          <table:table-cell table:style-name="Table1.A2" office:value-type="string">
            <text:p text:style-name="Table_20_Contents">object</text:p>
          </table:table-cell>
          <table:table-cell table:style-name="Table1.B2" office:value-type="string">
            <text:p text:style-name="Table_20_Contents">Text: printed name; printed plural name; indefinite article.</text:p>
          </table:table-cell>
        </table:table-row>
        <table:table-row>
          <table:table-cell table:style-name="Table1.A2" office:value-type="string">
            <text:p text:style-name="Table_20_Contents"><text:s text:c="2"/>room</text:p>
          </table:table-cell>
          <table:table-cell table:style-name="Table1.B2" office:value-type="string">
            <text:p text:style-name="Table_20_Contents">Boolean: <text:span text:style-name="T1">lighted</text:span> or dark, visited or <text:span text:style-name="T1">unvisited</text:span>.</text:p>
            <text:p text:style-name="Table_20_Contents">Text: description.</text:p>
          </table:table-cell>
        </table:table-row>
        <table:table-row>
          <table:table-cell table:style-name="Table1.A2" office:value-type="string">
            <text:p text:style-name="Table_20_Contents"><text:s text:c="2"/>region</text:p>
          </table:table-cell>
          <table:table-cell table:style-name="Table1.B2" office:value-type="string">
            <text:p text:style-name="Table_20_Contents">{A “container” of rooms.}</text:p>
          </table:table-cell>
        </table:table-row>
        <table:table-row>
          <table:table-cell table:style-name="Table1.A2" office:value-type="string">
            <text:p text:style-name="Table_20_Contents"><text:s text:c="2"/>direction</text:p>
          </table:table-cell>
          <table:table-cell table:style-name="Table1.B2" office:value-type="string">
            <text:p text:style-name="Table_20_Contents">Direction: Opposite.</text:p>
            <text:p text:style-name="Table_20_Contents">NOTE: These are north, northeast, east, southeast, south, southwest, west, northwest, up, down, inside, outside.</text:p>
          </table:table-cell>
        </table:table-row>
        <table:table-row>
          <table:table-cell table:style-name="Table1.A2" office:value-type="string">
            <text:p text:style-name="Table_20_Contents"><text:s text:c="2"/>thing</text:p>
          </table:table-cell>
          <table:table-cell table:style-name="Table1.B2" office:value-type="string">
            <text:p text:style-name="Table_20_Contents">Boolean: <text:span text:style-name="T1">unlit</text:span> or lit; <text:span text:style-name="T1">inedible</text:span> or edible; <text:span text:style-name="T1">opaque</text:span> or transparent; <text:span text:style-name="T1">described</text:span> or undescribed; <text:span text:style-name="T1">portable</text:span> or fixed in place; <text:span text:style-name="T1">(not) enterable</text:span>; <text:span text:style-name="T1">(not) scenery</text:span>; <text:span text:style-name="T1">(not) wearable</text:span>; <text:span text:style-name="T1">(not) handled</text:span>; <text:span text:style-name="T1">(not) pushable between rooms</text:span>; <text:span text:style-name="T1">(not) mentioned</text:span>.; <text:span text:style-name="T1">(not) handled</text:span>.</text:p>
            <text:p text:style-name="Table_20_Contents">Text: description; printed name; initial appearance; printed plural name; indefinite article.</text:p>
            <text:p text:style-name="Table_20_Contents">Implications: Scenery is usually fixed in place.</text:p>
          </table:table-cell>
        </table:table-row>
        <table:table-row>
          <table:table-cell table:style-name="Table1.A2" office:value-type="string">
            <text:p text:style-name="Table_20_Contents"><text:s text:c="4"/>door</text:p>
          </table:table-cell>
          <table:table-cell table:style-name="Table1.B2" office:value-type="string">
            <text:p text:style-name="Table_20_Contents">Boolean: <text:span text:style-name="T2">open</text:span> or <text:span text:style-name="T1">closed</text:span>; <text:span text:style-name="T1">openable</text:span> or unopenable; <text:span text:style-name="T2">locked</text:span> or <text:span text:style-name="T1">unlocked</text:span>; <text:span text:style-name="T1">(not) lockable</text:span></text:p>
            <text:p text:style-name="Table_20_Contents">Thing: Matching key.</text:p>
            <text:p text:style-name="Table_20_Contents">NOTE: Always fixed in place; Never pushable between rooms.</text:p>
            <text:p text:style-name="Table_20_Contents">Implications: A locked door is usually lockable &amp; usually closed; a lockable door is usually openable.</text:p>
          </table:table-cell>
        </table:table-row>
        <table:table-row>
          <table:table-cell table:style-name="Table1.A2" office:value-type="string">
            <text:p text:style-name="Table_20_Contents"><text:s text:c="4"/>container</text:p>
          </table:table-cell>
          <table:table-cell table:style-name="Table1.B2" office:value-type="string">
            <text:p text:style-name="Table_20_Contents">Boolean: <text:span text:style-name="T1">open</text:span> or closed; <text:span text:style-name="T2">openable</text:span> or <text:span text:style-name="T1">unopenable</text:span>; <text:span text:style-name="T2">locked</text:span> or <text:span text:style-name="T1">unlocked</text:span>; <text:span text:style-name="T1">(not) lockable</text:span>; <text:span text:style-name="T1">(not) enterable</text:span>; <text:span text:style-name="T1">opaque</text:span> or transparent</text:p>
            <text:p text:style-name="Table_20_Contents">Number: carrying capacity = 100.</text:p>
            <text:p text:style-name="Table_20_Contents">Thing: Matching key.</text:p>
            <text:p text:style-name="Table_20_Contents">Implications: a locked container is usually lockable &amp; closed. <text:s/>A lockable container is usually openable.</text:p>
          </table:table-cell>
        </table:table-row>
        <table:table-row>
          <table:table-cell table:style-name="Table1.A2" office:value-type="string">
            <text:p text:style-name="Table_20_Contents"><text:s text:c="8"/>player’s holdall</text:p>
          </table:table-cell>
          <table:table-cell table:style-name="Table1.B2" office:value-type="string">
            <text:p text:style-name="Table_20_Contents">Always portable; usually <text:span text:style-name="T1">openable</text:span>.</text:p>
          </table:table-cell>
        </table:table-row>
        <table:table-row>
          <table:table-cell table:style-name="Table1.A2" office:value-type="string">
            <text:p text:style-name="Table_20_Contents"><text:s text:c="8"/>vehicle</text:p>
          </table:table-cell>
          <table:table-cell table:style-name="Table1.B2" office:value-type="string">
            <text:p text:style-name="Table_20_Contents">Always enterable; usually <text:span text:style-name="T1">not portable</text:span><text:span text:style-name="T2">.</text:span></text:p>
          </table:table-cell>
        </table:table-row>
        <table:table-row>
          <table:table-cell table:style-name="Table1.A2" office:value-type="string">
            <text:p text:style-name="Table_20_Contents"><text:s text:c="4"/>supporter</text:p>
          </table:table-cell>
          <table:table-cell table:style-name="Table1.B2" office:value-type="string">
            <text:p text:style-name="Table_20_Contents">Boolean: <text:span text:style-name="T1">(not) enterable</text:span>; usually <text:span text:style-name="T1">fixed in place</text:span>.</text:p>
            <text:p text:style-name="Table_20_Contents">Number: carrying capacity = 100.</text:p>
          </table:table-cell>
        </table:table-row>
        <table:table-row>
          <table:table-cell table:style-name="Table1.A2" office:value-type="string">
            <text:p text:style-name="Table_20_Contents"><text:s text:c="4"/>device</text:p>
          </table:table-cell>
          <table:table-cell table:style-name="Table1.B2" office:value-type="string">
            <text:p text:style-name="Table_20_Contents">Boolean: switched on or <text:span text:style-name="T1">switched off</text:span>.</text:p>
          </table:table-cell>
        </table:table-row>
        <table:table-row>
          <table:table-cell table:style-name="Table1.A2" office:value-type="string">
            <text:p text:style-name="Table_20_Contents"><text:s text:c="4"/>backdrop</text:p>
          </table:table-cell>
          <table:table-cell table:style-name="Table1.B2" office:value-type="string">
            <text:p text:style-name="Table_20_Contents">Usually <text:span text:style-name="T1">scenery</text:span>. <text:s/>Always <text:span text:style-name="T1">fixed in place</text:span>. <text:s/>Never pushable between rooms.</text:p>
          </table:table-cell>
        </table:table-row>
        <table:table-row>
          <table:table-cell table:style-name="Table1.A2" office:value-type="string">
            <text:p text:style-name="Table_20_Contents"><text:s text:c="4"/>person</text:p>
          </table:table-cell>
          <table:table-cell table:style-name="Table1.B2" office:value-type="string">
            <text:p text:style-name="Table_20_Contents">Boolean: <text:span text:style-name="T1">Male</text:span> or female; <text:span text:style-name="T1">(not) neuter</text:span>.</text:p>
            <text:p text:style-name="Table_20_Contents">Number: carrying capacity = 100.</text:p>
          </table:table-cell>
        </table:table-row>
        <table:table-row>
          <table:table-cell table:style-name="Table1.A2" office:value-type="string">
            <text:p text:style-name="Table_20_Contents"><text:s text:c="8"/>animal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 text:c="8"/>man</text:p>
          </table:table-cell>
          <table:table-cell table:style-name="Table1.B2" office:value-type="string">
            <text:p text:style-name="Table_20_Contents">Always male, never neuter.</text:p>
          </table:table-cell>
        </table:table-row>
        <table:table-row>
          <table:table-cell table:style-name="Table1.A2" office:value-type="string">
            <text:p text:style-name="Table_20_Contents"><text:s text:c="8"/>woman</text:p>
          </table:table-cell>
          <table:table-cell table:style-name="Table1.B2" office:value-type="string">
            <text:p text:style-name="Table_20_Contents">Always female, never neuter.</text:p>
          </table:table-cell>
        </table:table-row>
      </table:table>
      <text:p text:style-name="Text_20_body">Other kinds include text, number, time, truth state (boolean), and scene (scene has text: description).</text:p>
      <text:p text:style-name="P1">Some initial assertions to create objects, set their properties, and establish their relationships are: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Form</text:p>
            </table:table-cell>
            <table:table-cell table:style-name="Table3.B1" office:value-type="string">
              <text:p text:style-name="Table_20_Heading">Example</text:p>
            </table:table-cell>
          </table:table-row>
        </table:table-header-rows>
        <table:table-row>
          <table:table-cell table:style-name="Table3.A2" office:value-type="string">
            <text:p text:style-name="Table_20_Contents">OBJECT(s) is/are [ADJECTIVE(s)] KIND<text:line-break/>[in ROOM/CONTAINER].</text:p>
            <text:p text:style-name="Table_20_Contents">There is/are [ADJECTIVE(s)] KIND [called OBJECT_NAME].</text:p>
          </table:table-cell>
          <table:table-cell table:style-name="Table3.B2" office:value-type="string">
            <text:p text:style-name="Table_20_Contents">The jewelry box is a closed container.</text:p>
            <text:p text:style-name="Table_20_Contents">There is a man called Bond.</text:p>
          </table:table-cell>
        </table:table-row>
        <table:table-row>
          <table:table-cell table:style-name="Table3.A2" office:value-type="string">
            <text:p text:style-name="Table_20_Contents">OBJECT(s)/KIND is/are ADJECTIVE(s).</text:p>
          </table:table-cell>
          <table:table-cell table:style-name="Table3.B2" office:value-type="string">
            <text:p text:style-name="Table_20_Contents">The red door is open.</text:p>
          </table:table-cell>
        </table:table-row>
        <table:table-row>
          <table:table-cell table:style-name="Table3.A2" office:value-type="string">
            <text:p text:style-name="Table_20_Contents">ATTRIBUTE of OBJECT/KIND is/are VALUE.</text:p>
          </table:table-cell>
          <table:table-cell table:style-name="Table3.B2" office:value-type="string">
            <text:p text:style-name="Table_20_Contents">The carrying capacity of the big box is 10.</text:p>
          </table:table-cell>
        </table:table-row>
        <table:table-row>
          <table:table-cell table:style-name="Table3.A2" office:value-type="string">
            <text:p text:style-name="Table_20_Contents">ROOM1 is DIRECTION of/from ROOM2. <text:s/>DIRECTION of/from ROOM2 is/are ROOM1.</text:p>
          </table:table-cell>
          <table:table-cell table:style-name="Table3.B2" office:value-type="string">
            <text:p text:style-name="Table_20_Contents">The hut is south of the beach.<text:line-break/>NOTE: Use Above/Below for Up/Down.</text:p>
          </table:table-cell>
        </table:table-row>
        <table:table-row>
          <table:table-cell table:style-name="Table3.A2" office:value-type="string">
            <text:p text:style-name="Table_20_Contents">The DOOR is DIRECTION1 of ROOM1 and DIRECTION2 of ROOM2.</text:p>
          </table:table-cell>
          <table:table-cell table:style-name="Table3.B2" office:value-type="string">
            <text:p text:style-name="Table_20_Contents">The green door is south of the ballroom and north of the study.</text:p>
          </table:table-cell>
        </table:table-row>
        <table:table-row>
          <table:table-cell table:style-name="Table3.A2" office:value-type="string">
            <text:p text:style-name="Table_20_Contents">ROOM(s) is/are in REGION.</text:p>
          </table:table-cell>
          <table:table-cell table:style-name="Table3.B2" office:value-type="string">
            <text:p text:style-name="Table_20_Contents">The Arboretum is in the Public Area.</text:p>
          </table:table-cell>
        </table:table-row>
        <table:table-row>
          <table:table-cell table:style-name="Table3.A2" office:value-type="string">
            <text:p text:style-name="Table_20_Contents">THING(s) is/are [held] in/inside/within/ ROOM/CONTAINER.</text:p>
            <text:p text:style-name="Table_20_Contents">In ROOM/CONTAINER is/are THING(s).</text:p>
          </table:table-cell>
          <table:table-cell table:style-name="Table3.B2" office:value-type="string">
            <text:p text:style-name="Table_20_Contents">A knife is in the kitchen.</text:p>
            <text:p text:style-name="Table_20_Contents">{Establishes a containment relation.}</text:p>
          </table:table-cell>
        </table:table-row>
        <table:table-row>
          <table:table-cell table:style-name="Table3.A2" office:value-type="string">
            <text:p text:style-name="Table_20_Contents">THING(s) is/are here.</text:p>
          </table:table-cell>
          <table:table-cell table:style-name="Table3.B2" office:value-type="string">
            <text:p text:style-name="Table_20_Contents">A man called Henry is here.</text:p>
          </table:table-cell>
        </table:table-row>
        <table:table-row>
          <table:table-cell table:style-name="Table3.A2" office:value-type="string">
            <text:p text:style-name="Table_20_Contents">THING(s) is/are on [top of] SUPPORTER.</text:p>
            <text:p text:style-name="Table_20_Contents">SUPPORTER supports THING(s).</text:p>
            <text:p text:style-name="Table_20_Contents">THING(s) is/are supported by SUPPORTER.</text:p>
            <text:p text:style-name="Table_20_Contents">On SUPPORTER is/are THING(s).</text:p>
          </table:table-cell>
          <table:table-cell table:style-name="Table3.B2" office:value-type="string">
            <text:p text:style-name="Table_20_Contents">A gun is on the table.</text:p>
            <text:p text:style-name="Table_20_Contents">{Establishes a supports relation.}</text:p>
          </table:table-cell>
        </table:table-row>
        <table:table-row>
          <table:table-cell table:style-name="Table3.A2" office:value-type="string">
            <text:p text:style-name="Table_20_Contents">THING unlocks DOOR/CONTAINER.</text:p>
            <text:p text:style-name="Table_20_Contents">The matching key of DOOR/CONTAINER is THING.</text:p>
          </table:table-cell>
          <table:table-cell table:style-name="Table3.B2" office:value-type="string">
            <text:p text:style-name="Table_20_Contents">The blue key unlocks the blue door.</text:p>
            <text:p text:style-name="Table_20_Contents">{This sets the “matching key”.}</text:p>
          </table:table-cell>
        </table:table-row>
        <table:table-row>
          <table:table-cell table:style-name="Table3.A2" office:value-type="string">
            <text:p text:style-name="Table_20_Contents">THING1 is/are wearing THING2(s).</text:p>
            <text:p text:style-name="Table_20_Contents">THING1 wears THING2(s).</text:p>
            <text:p text:style-name="Table_20_Contents">THING2(s) is/are worn by THING1.</text:p>
          </table:table-cell>
          <table:table-cell table:style-name="Table3.B2" office:value-type="string">
            <text:p text:style-name="Table_20_Contents">Bob is wearing the ugly shirt.</text:p>
            <text:p text:style-name="Table_20_Contents">{Establishes a wearing relation. This implies that THING2 is wearable.}</text:p>
          </table:table-cell>
        </table:table-row>
        <table:table-row>
          <table:table-cell table:style-name="Table3.A2" office:value-type="string">
            <text:p text:style-name="Table_20_Contents">THING1 is/are carrying THING2(s).</text:p>
            <text:p text:style-name="Table_20_Contents">THING1 carries THING2(s).</text:p>
            <text:p text:style-name="Table_20_Contents">THING2(s) is/are carried by THING1.</text:p>
          </table:table-cell>
          <table:table-cell table:style-name="Table3.B2" office:value-type="string">
            <text:p text:style-name="Table_20_Contents">Bob is carrying a canteen.</text:p>
            <text:p text:style-name="Table_20_Contents">{Establishes a carrying relation.}</text:p>
          </table:table-cell>
        </table:table-row>
        <table:table-row>
          <table:table-cell table:style-name="Table3.A2" office:value-type="string">
            <text:p text:style-name="Table_20_Contents">THING1 is/are holding THING2(s).</text:p>
            <text:p text:style-name="Table_20_Contents">THING1 holds THING2(s).</text:p>
            <text:p text:style-name="Table_20_Contents">THING2(s) is/are held by THING1.</text:p>
          </table:table-cell>
          <table:table-cell table:style-name="Table3.B2" office:value-type="string">
            <text:p text:style-name="Table_20_Contents">Bob is holding a sword.</text:p>
            <text:p text:style-name="Table_20_Contents">{Establishes a holding relation.}</text:p>
          </table:table-cell>
        </table:table-row>
        <table:table-row>
          <table:table-cell table:style-name="Table3.A2" office:value-type="string">
            <text:p text:style-name="Table_20_Contents">THING1(s) is/are [a] part of THING2.</text:p>
            <text:p text:style-name="Table_20_Contents">THING1(s) is/are parts of THING2.</text:p>
          </table:table-cell>
          <table:table-cell table:style-name="Table3.B2" office:value-type="string">
            <text:p text:style-name="Table_20_Contents">The top drawer is part of the dresser.</text:p>
            <text:p text:style-name="Table_20_Contents">{Establishes an incorporates relation.}</text:p>
          </table:table-cell>
        </table:table-row>
      </table:table>
      <text:p text:style-name="Standard"/>
      <text:p text:style-name="Text_20_body">You can refer to objects by name (e.g., “a jar”) or by using forms like this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Form</text:p>
            </table:table-cell>
            <table:table-cell table:style-name="Table2.B1" office:value-type="string">
              <text:p text:style-name="Table_20_Heading">Example</text:p>
            </table:table-cell>
          </table:table-row>
        </table:table-header-rows>
        <table:table-row>
          <table:table-cell table:style-name="Table2.A2" office:value-type="string">
            <text:p text:style-name="Table_20_Contents">[ADJECTIVE(s)] KIND called OBJECT_NAME</text:p>
          </table:table-cell>
          <table:table-cell table:style-name="Table2.B2" office:value-type="string">
            <text:p text:style-name="Table_20_Contents">A man called Henry</text:p>
          </table:table-cell>
        </table:table-row>
        <table:table-row>
          <table:table-cell table:style-name="Table2.A2" office:value-type="string">
            <text:p text:style-name="Table_20_Contents">It/He/She/They</text:p>
          </table:table-cell>
          <table:table-cell table:style-name="Table2.B2" office:value-type="string">
            <text:p text:style-name="Table_20_Contents">It</text:p>
          </table:table-cell>
        </table:table-row>
        <table:table-row>
          <table:table-cell table:style-name="Table2.A2" office:value-type="string">
            <text:p text:style-name="Table_20_Contents">The player</text:p>
          </table:table-cell>
          <table:table-cell table:style-name="Table2.B2" office:value-type="string">
            <text:p text:style-name="Table_20_Contents">The player</text:p>
          </table:table-cell>
        </table:table-row>
      </table:table>
      <text:p text:style-name="P5"><text:soft-page-break/>You can create new kinds and properties (with defaults) with: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Form</text:p>
            </table:table-cell>
            <table:table-cell table:style-name="Table4.B1" office:value-type="string">
              <text:p text:style-name="Table_20_Heading">Example</text:p>
            </table:table-cell>
          </table:table-row>
        </table:table-header-rows>
        <table:table-row>
          <table:table-cell table:style-name="Table4.A2" office:value-type="string">
            <text:p text:style-name="Table_20_Contents">NEW-KIND is a kind of KIND.</text:p>
          </table:table-cell>
          <table:table-cell table:style-name="Table4.B2" office:value-type="string">
            <text:p text:style-name="Table_20_Contents">A mammal is a kind of animal.</text:p>
          </table:table-cell>
        </table:table-row>
        <table:table-row>
          <table:table-cell table:style-name="Table4.A2" office:value-type="string">
            <text:p text:style-name="Table_20_Contents">OBJECT/KIND can be NEW-BOOLEAN-PROPERTY-NAME.</text:p>
          </table:table-cell>
          <table:table-cell table:style-name="Table4.B2" office:value-type="string">
            <text:p text:style-name="Table_20_Contents">A mammal can be hungry.</text:p>
          </table:table-cell>
        </table:table-row>
        <table:table-row>
          <table:table-cell table:style-name="Table4.A2" office:value-type="string">
            <text:p text:style-name="Table_20_Contents">OBJECT/KIND can be NEW-BOOLEAN-PROPERTY-NAME or ALTERNATIVE.</text:p>
            <text:p text:style-name="Table_20_Contents">OBJECT/KIND is either NEW-BOOLEAN-PROPERTY-NAME or ALTERNATIVE.</text:p>
          </table:table-cell>
          <table:table-cell table:style-name="Table4.B2" office:value-type="string">
            <text:p text:style-name="Table_20_Contents">A mammal can be hungry or sated.</text:p>
          </table:table-cell>
        </table:table-row>
        <table:table-row>
          <table:table-cell table:style-name="Table4.A2" office:value-type="string">
            <text:p text:style-name="Table_20_Contents">OBJECT/KIND has TYPE called PROPERTY-NAME.</text:p>
          </table:table-cell>
          <table:table-cell table:style-name="Table4.B2" office:value-type="string">
            <text:p text:style-name="Table_20_Contents">A room has some text called noise.</text:p>
            <text:p text:style-name="Table_20_Contents">{TYPE can be number, text, OBJECT}</text:p>
          </table:table-cell>
        </table:table-row>
        <table:table-row>
          <table:table-cell table:style-name="Table4.A2" office:value-type="string">
            <text:p text:style-name="Table_20_Contents">OBJECT/KIND is usually/always BOOLEAN-ATTRIBUTE-VALUE.</text:p>
          </table:table-cell>
          <table:table-cell table:style-name="Table4.B2" office:value-type="string">
            <text:p text:style-name="Table_20_Contents">A tiger is usually hungry.</text:p>
          </table:table-cell>
        </table:table-row>
      </table:table>
      <text:p text:style-name="Text_20_body"/>
      <text:p text:style-name="P7">Inform 7 has many constructs built-in, and this can make it hard to see the “big picture”. <text:s/>Its most important construct is probably the <text:span text:style-name="T3">rulebook</text:span><text:span text:style-name="T4">. <text:s/>The major Inform 7 constructs are:</text:span></text:p>
      <text:list xml:id="list1714168761" text:style-name="L1">
        <text:list-item>
          <text:p text:style-name="P8">Rulebook: <text:s/>“A rulebook is a list of rules to be followed in sequence until one of them makes a decision”. <text:s/>If no rule makes a decision, the rulebook’s default is used. <text:s/>Every rulebook works on a value supplied to it called a basis (e.g., an action or number), and rulebook-local variables can be created. <text:s/>The rules are automatically sorted so that “more specific” rules (as determined by Inform) come first; special instructions can reorder rules if necessary. <text:s/>Example rulebooks include “Instead”, “Every Turn”, and “When play begins”. <text:s/>The phrase “follow RULE” executes a rulebook.</text:p>
        </text:list-item>
        <text:list-item>
          <text:p text:style-name="P8">Rule: This (optionally) specifies some matching circumstance/condition (e.g., “when the pot is in the kitchen”), followed by a sequence of phrases to perform.</text:p>
        </text:list-item>
        <text:list-item>
          <text:p text:style-name="P8">Phrase: <text:s/>“Phrases are instructions to Inform to do something, or to decide whether something is true or false, or to produce a value, or to say something.” <text:s/>Phrases are like a statement in a programming language, and include if...else, “now” statements that can change variable values or the simulated world, “say” statements to print something, and so on. <text:s/>See the phrasebook for a list of possible phrases. <text:s/>You can create new legal phrases by creating a new procedure (see below). <text:s/>Phrases are what make things happen, but they cannot exist at the top level, and instead must be wrapped in constructs like rules.</text:p>
        </text:list-item>
        <text:list-item>
          <text:p text:style-name="P8">Action: An action is “an impulse to do something” or “a simulated task for a fictional protagonist.”, e.g., “taking the napkin”. <text:s/>Whenever you create a new action NAME you create 3 rulebooks: “check NAME”, “carry out NAME”, and “report NAME”. <text:s/>Player commands initiate actions, as does the phrase “try ACTION”. <text:s/>However, running an action is more complex, as described in 12.2 “how actions are processed”. <text:s/>Running an action may kick off (in order) the rulebook before, rulebooks for determining what is visible/touchable, and the “instead” rulebook. <text:s/>This may be followed by processing the rulebooks check NAME, carry out NAME, “after”, and report NAME.</text:p>
        </text:list-item>
        <text:list-item>
          <text:p text:style-name="P9"><text:span text:style-name="T4">Activity: “An activity is a real task for the computer program doing the simulation”, e.g., “printing the name of a woman”. <text:s/>Whenever you create an activity NAME, you create 3 rulebooks: “before NAME”, “for NAME” and “after NAME”. <text:s/>The phrase “carry out the </text:span><text:span text:style-name="T4">NAME activity [with VALUE]” executes an activity, which always invokes its “before </text:span><text:soft-page-break/><text:span text:style-name="T4">NAME” rulebook, then its “for NAME” rulebook, then its “after NAME” rulebook. <text:s/>Activities can have their own variables. <text:s/>You can determine if a particular activity is currently being run by asking if “handling ACTIVITY_NAME activity [with VALUE]”.</text:span></text:p>
        </text:list-item>
        <text:list-item>
          <text:p text:style-name="P8">Procedures and functions: A “to...:” declaration creates procedures (which don’t return a value) and functions (which do return a value). <text:s/>A procedure can be a “to say” procedure, which is invoked when it’s inside [] in a say statement, or a normal procedure which you can invoke as a phrase. <text:s/>A function can either return a boolean (truth state) or something else.</text:p>
        </text:list-item>
        <text:list-item>
          <text:p text:style-name="P8">Kind. <text:s/>A kind is a type of data, e.g., “number”, “text”, and “object”.</text:p>
        </text:list-item>
        <text:list-item>
          <text:p text:style-name="P8">Objects. <text:s/>An “Object” is an instance (of some Kind) that represents concepts in the simulated world. <text:s/>A “thing” is a kind of object that represents physical objects, and a “person” is a kind of thing that can have volition. <text:s/>Objects (and some other kinds) can have sub-kinds with single inheritance, can have properties (which have default values and are inherited to sub-kinds), and can be related to each other via “relationships”.</text:p>
        </text:list-item>
        <text:list-item>
          <text:p text:style-name="P9"><text:span text:style-name="T4">Relationships. <text:s/>Objects can be related to each other via relationships, e.g., contained by, worn by. <text:s/>The verb “to have” means to be </text:span><text:span text:style-name="T3">either</text:span><text:span text:style-name="T4"> held </text:span><text:span text:style-name="T3">or</text:span><text:span text:style-name="T4"> worn.</text:span></text:p>
        </text:list-item>
        <text:list-item>
          <text:p text:style-name="P8">Tables. <text:s/>A table is a database table. <text:s/>Each table has 0 or more rows and 1 or more columns.</text:p>
        </text:list-item>
        <text:list-item>
          <text:p text:style-name="P8">Variables. <text:s/>Variables can store values for later use. <text:s/>A variable can be truly global, or contained inside something else (e.g., a procedure/function, action, or activity). <text:s/>Global variables are created by stating “VARIABLE_NAME is a KIND that varies”.</text:p>
        </text:list-item>
      </text:list>
      <text:p text:style-name="Text_20_body"/>
      <text:p text:style-name="Text_20_body">Inform can parse INITIAL_ASSERTIONs (assertions that set the initial state as described above and can be at the top level), NOW_ASSERTIONs (assertions after a phrase beginning with “now”), and SENTENCE_CONDITIONs (statements that can be true or false). <text:s/>As explained in manual example “Formal syntax for sentences” (section 13.2), all three have the sentence-like grammar structure called “S”, though assertions have to be much more specific than conditions.</text:p>
      <text:p text:style-name="Text_20_body">The “S” structure is typically NOUN VERB NOUN, but it’s actually more flexible. <text:s/>Its definition involves a DP (a “description phrase” aka “descriptor”, per manual chapter 6), a VP (“verb phrase”), and possibly an RP (“relative phrase”, e.g., “in the hallway”).</text:p>
      <text:p text:style-name="Text_20_body">S ::= DP VP |</text:p>
      <text:p text:style-name="Text_20_body"><text:tab/>(Assertions only) <text:s/>RP VERB DP <text:s text:c="2"/>{E.g., “In the garden is a bug.”}</text:p>
      <text:p text:style-name="Text_20_body">VP ::= VERB DP</text:p>
      <text:p text:style-name="Text_20_body">DP ::= DP (RP | which/who VP)</text:p>
      <text:p text:style-name="Text_20_body">RP ::= (PREPOSITION | PARTICIPLE) DP</text:p>
      <text:p text:style-name="Text_20_body">A VP can be “is”, “are”, “wears”, etc.; Inform allows a Verb to include adverbs and prepositions, to be negated with “not”, and to come in any of four tenses: <text:s/>Inform has four tenses: the present (“is”), the present perfect (“has been”), the past (“was”), and the past perfect (“had been”). <text:s/>Thus you can write verbs like“wore”, “carries”, “is carried by”, and “had not been inside”.</text:p>
      <text:p text:style-name="Text_20_body"/>
      <text:p text:style-name="Text_20_body">PREPOSITION ::= in | on | above | below | ...</text:p>
      <text:p text:style-name="Text_20_body">PARTICIPLE ::= eating | going | …</text:p>
      <text:p text:style-name="Text_20_body"><text:tab/>A participle is a verb form typically ending in “-ing” or “-ed”.</text:p>
      <text:p text:style-name="Text_20_body"><text:soft-page-break/></text:p>
      <text:p text:style-name="Text_20_body"/>
      <text:p text:style-name="Text_20_body">(See manual example “Backus-Naur form for rules” of section 18.6 for a BNF related to rules.)</text:p>
      <text:p text:style-name="Text_20_body">You can add new rules to a rulebook with:</text:p>
      <text:p text:style-name="Text_20_body">RULE ::= <text:s/>RULE_START ACTION [when CONDITION]: PHRASE(s)</text:p>
      <text:p text:style-name="Text_20_body">RULE_START ::= instead of | before | after | when play begins/ends | every turn | …</text:p>
      <text:p text:style-name="Text_20_body">ACTION ::=</text:p>
      <text:p text:style-name="Text_20_body"><text:tab/>VERBING [when CONDITION] [for the NUMBERth time]</text:p>
      <text:p text:style-name="Text_20_body">VERBING ::=</text:p>
      <text:p text:style-name="Text_20_body"><text:tab/>taking DESCRIPTION | eating DESCRIPTION |</text:p>
      <text:p text:style-name="Text_20_body"><text:tab/>going [in/from LOCATION] [to LOCATION] [with THING] | ...</text:p>
      <text:p text:style-name="Text_20_body"/>
      <text:p text:style-name="Text_20_body">How to create new functions: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Syntax</text:p>
            </table:table-cell>
            <table:table-cell table:style-name="Table5.B1" office:value-type="string">
              <text:p text:style-name="Table_20_Heading">Example/Discussion</text:p>
            </table:table-cell>
          </table:table-row>
        </table:table-header-rows>
        <table:table-row>
          <table:table-cell table:style-name="Table5.A2" office:value-type="string">
            <text:p text:style-name="Table_20_Contents">BOOLEAN_FUNCTION ::= to decide if/whether FUNCTION_NAME: PHRASE(s)</text:p>
          </table:table-cell>
          <table:table-cell table:style-name="Table5.B2" office:value-type="string">
            <text:p text:style-name="Table_20_Contents">To decide if (pants -- a thing) is/are on fire:</text:p>
            <text:p text:style-name="Table_20_Contents"><text:s text:c="2"/>decide on whether or not a random chance of 1 in 2 succeeds.</text:p>
            <text:p text:style-name="P6">Defines a function that returns a truth value (boolean). <text:s/>“decide yes/no” returns the obvious.</text:p>
          </table:table-cell>
        </table:table-row>
        <table:table-row>
          <table:table-cell table:style-name="Table5.A2" office:value-type="string">
            <text:p text:style-name="Table_20_Contents">NONBOOLEAN_FUNCTION ::= to decide which/what KIND FUNCTION_NAME: PHRASE(s)</text:p>
          </table:table-cell>
          <table:table-cell table:style-name="Table5.B2" office:value-type="string">
            <text:p text:style-name="P6">Defines a function that returns a KIND. Use the phrase “decide [on] DP” to return it.</text:p>
          </table:table-cell>
        </table:table-row>
        <table:table-row>
          <table:table-cell table:style-name="Table5.A2" office:value-type="string">
            <text:p text:style-name="Table_20_Contents">VOID_FUNCTION ::= to decide FUNCTION_NAME: PHRASE(s)</text:p>
          </table:table-cell>
          <table:table-cell table:style-name="Table5.B2" office:value-type="string">
            <text:p text:style-name="P6">These can be used as phrases, and NOT directly as descriptions (DPs)</text:p>
          </table:table-cell>
        </table:table-row>
        <table:table-row>
          <table:table-cell table:style-name="Table5.A2" office:value-type="string">
            <text:p text:style-name="Table_20_Contents">FUNCTION_NAME ::= { WORD { “/” WORD/-- } | “(“ NAME – DP “)” }+</text:p>
          </table:table-cell>
          <table:table-cell table:style-name="Table5.B2" office:value-type="string">
            <text:p text:style-name="P6">You invoke INVOKE_FUNCTIONs by using the name, substituting DPs per their name.</text:p>
          </table:table-cell>
        </table:table-row>
      </table:table>
      <text:p text:style-name="Text_20_body"/>
      <text:p text:style-name="Text_20_body"/>
      <text:p text:style-name="Text_20_body">You can create variables with the syntax:</text:p>
      <text:p text:style-name="Text_20_body">CREATE_VARIABLE ::= VARIABLE_NAME is KIND that varies.</text:p>
      <text:p text:style-name="Text_20_body">Pre-created variables (and their kinds): location (object), score (number), maximum score (number), turn count (number), time of day (time).</text:p>
      <text:p text:style-name="Text_20_body">Pre-created variables for the current action are: noun (object), second noun (object), person asked (object), item described (object).</text:p>
      <text:p text:style-name="Text_20_body"/>
      <text:p text:style-name="Text_20_body"/>
      <text:p text:style-name="Text_20_body"/>
      <text:p text:style-name="Text_20_body">CONDITION ::= SENTENCE_CONDITION | INVOKE_BOOLEAN_FUNCTION</text:p>
      <text:p text:style-name="Text_20_body"><text:soft-page-break/></text:p>
      <text:p text:style-name="Text_20_body">DESCRIPTION ::= (nothing | [ADJECTIVE(s)] NOUN | something/someone [ADJECTIVE(s)])</text:p>
      <text:p text:style-name="Text_20_body"><text:tab/>{ [who/which/that is/are ] in/inside DESCRIPTOR(ROOM/CONTAINER) |</text:p>
      <text:p text:style-name="Text_20_body"><text:tab/>on [top of] DESCRIPTOR(SUPPORTER) |</text:p>
      <text:p text:style-name="Text_20_body"><text:tab/>wears/carries/supports DESCRIPTOR(THING) |</text:p>
      <text:p text:style-name="Text_20_body"><text:tab/>does not wear/carry/support DESCRIPTOR(THING) |</text:p>
      <text:p text:style-name="Text_20_body"><text:tab/>worn/carried/held by DESCRIPTOR(THING) |</text:p>
      <text:p text:style-name="Text_20_body"><text:tab/>in the presence of DESCRIPTOR(THING) |</text:p>
      <text:p text:style-name="Text_20_body"><text:tab/>who/which/that is [not] DESCRIPTOR |</text:p>
      <text:p text:style-name="Text_20_body"><text:tab/>(can[not] | is/are [un]able to) see/touch DESCRIPTOR } |</text:p>
      <text:p text:style-name="Text_20_body"><text:tab/>INVOKE_FUNCTION</text:p>
      <text:p text:style-name="Text_20_body"><text:tab/><text:span text:style-name="T3">In some cases DESCRIPTION doesn’t need a NOUN.</text:span></text:p>
      <text:p text:style-name="Text_20_body">NOUN ::= KIND | OBJECT</text:p>
      <text:p text:style-name="Text_20_body">DESCRIPTION ::= DESCRIPTION “(“ called NAME “)”</text:p>
      <text:p text:style-name="Text_20_body">PHRASE ::= say “text...” | now STATEMENT | move OBJECT to ROOM/CONTAINER |</text:p>
      <text:p text:style-name="Text_20_body"><text:tab/>remove OBJECT from play | [silently] try ACTION | </text:p>
      <text:p text:style-name="Text_20_body"><text:tab/>if CONDITION: PHRASE(s) {else/otherwise if CONDITION: PHRASE(s)} [else/otherwise: PHRASE(s)] |</text:p>
      <text:p text:style-name="Text_20_body"><text:tab/>repeat with NAME running through DESCRIPTION: PHRASE(s) |</text:p>
      <text:p text:style-name="Text_20_body">Adjectives can be any boolean property, a predefined adjective, or be defined with:</text:p>
      <text:p text:style-name="Text_20_body">ADJECTIVE_DEFINITION ::= definition: A KIND [“(” called the NAME “)”] is ADJECTIVE</text:p>
      <text:p text:style-name="Text_20_body"><text:tab/>[rather than OPPOSITE_ADJECTIVE] if ( CONDITION | “:” PHRASE(s) decide yes/no).</text:p>
      <text:p text:style-name="Text_20_body"><text:tab/><text:span text:style-name="T3">E.G., “Definition: A room is occupied if a person is in it.” <text:s/>See section 6 “Defining new adjectives”. <text:s/>These are useful in descriptions and conditions, but note that you cannot use them as statements to set properties on an object. <text:s/>Note that you can use he/she/it/they/them and his/her/its/their in CONDITION.</text:span></text:p>
      <text:p text:style-name="P3">PREDEFINED_ADJECTIVES ::= visible <text:span text:style-name="T3">(to the player)</text:span> | touchable <text:span text:style-name="T3">(by the player)</text:span> | adjacent | worn | carried | held</text:p>
      <text:p text:style-name="P3">CONDITION ::= CONDITION or CONDITION | CONDITITION and CONDITION |<text:line-break/><text:tab/>not CONDITION |<text:line-break/><text:tab/>[No | NUMBER | Some | Less than NUMBER | More than NUMBER | Most | [Almost] All | All but NUMBER is/are] DESCRIPTION [ is/are [not] [RELATION] DESCRIPTION ]</text:p>
      <text:p text:style-name="P3">RELATION ::= in | on | carrying | holding | wearing</text:p>
      <text:p text:style-name="P2">The above is not a complete or exact grammar, but a hopefully-useful subs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1H7M39S</meta:editing-duration>
    <meta:editing-cycles>65</meta:editing-cycles>
    <meta:generator>LibreOffice/3.3$Unix LibreOffice_project/330m19$Build-301</meta:generator>
    <dc:date>2011-08-19T09:55:58</dc:date>
    <dc:creator>David Wheeler</dc:creator>
    <meta:printed-by>David A. Wheeler</meta:printed-by>
    <meta:print-date>2010-09-06T14:05:00.32</meta:print-date>
    <meta:document-statistic meta:table-count="5" meta:image-count="0" meta:object-count="0" meta:page-count="6" meta:paragraph-count="199" meta:word-count="2209" meta:character-count="13656"/>
    <meta:user-defined meta:name="Info 1"/>
    <meta:user-defined meta:name="Info 2"/>
    <meta:user-defined meta:name="Info 3"/>
    <meta:user-defined meta:name="Info 4"/>
  </office:meta>
</office:document-meta>
</file>